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Trebuchet MS" svg:font-family="'Trebuchet M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45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19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90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84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745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line-height="100%" fo:text-align="center">
        <style:tab-stops>
          <style:tab-stop style:position="19.05cm" style:type="right"/>
        </style:tab-stops>
      </style:paragraph-properties>
    </style:style>
    <style:style style:name="P2" style:family="paragraph">
      <style:paragraph-properties fo:margin-left="2.011cm" fo:margin-right="0cm" fo:text-align="center" fo:text-indent="-1.693cm"/>
    </style:style>
    <style:style style:name="P3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style:font-size-asian="28pt" style:font-size-complex="2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Segoe UI1" fo:font-size="21pt" fo:text-shadow="none" fo:font-weight="bold" style:font-size-asian="28pt" style:font-weight-asian="bold" style:font-size-complex="28pt" style:font-weight-complex="bold"/>
    </style:style>
    <style:style style:name="P6" style:family="paragraph">
      <style:paragraph-properties fo:margin-left="0.318cm" fo:margin-right="0cm" fo:line-height="100%" fo:text-indent="0cm"/>
    </style:style>
    <style:style style:name="P7" style:family="paragraph">
      <style:paragraph-properties fo:margin-left="0cm" fo:margin-right="0cm" fo:line-height="100%" fo:text-align="center" fo:text-indent="0cm"/>
    </style:style>
    <style:style style:name="P8" style:family="paragraph">
      <loext:graphic-properties draw:fill="none" draw:fill-color="#ffffff"/>
      <style:paragraph-properties fo:margin-left="0.318cm" fo:margin-right="0cm" fo:line-height="100%" fo:text-indent="0cm">
        <style:tab-stops>
          <style:tab-stop style:position="19.05cm" style:type="right"/>
        </style:tab-stops>
      </style:paragraph-properties>
      <style:text-properties style:font-name="Segoe UI1" fo:font-size="21pt" fo:text-shadow="1pt 1pt" style:font-size-asian="28pt" style:font-size-complex="28pt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style:font-name="Segoe UI1" fo:font-size="36pt" fo:text-shadow="1pt 1pt" style:font-size-asian="36pt" style:font-size-complex="36pt"/>
    </style:style>
    <style:style style:name="P11" style:family="paragraph">
      <loext:graphic-properties draw:fill-color="#ffffff"/>
      <style:text-properties fo:font-size="26.3999996185303pt"/>
    </style:style>
    <style:style style:name="P12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13" style:family="paragraph">
      <style:paragraph-properties fo:margin-left="0.318cm" fo:margin-right="0cm" fo:text-align="center" fo:text-indent="0cm"/>
    </style:style>
    <style:style style:name="P14" style:family="paragraph">
      <loext:graphic-properties draw:fill="none" draw:fill-color="#ffffff"/>
      <style:paragraph-properties fo:line-height="100%" fo:text-align="start">
        <style:tab-stops>
          <style:tab-stop style:position="19.05cm" style:type="right"/>
        </style:tab-stops>
      </style:paragraph-properties>
      <style:text-properties fo:color="#000000" style:font-name="Trebuchet MS" fo:font-size="36pt" fo:text-shadow="none" fo:font-weight="bold" style:font-size-asian="36pt" style:font-weight-asian="bold" style:font-size-complex="36pt" style:font-weight-complex="bold"/>
    </style:style>
    <style:style style:name="P15" style:family="paragraph">
      <style:paragraph-properties fo:margin-left="0.318cm" fo:margin-right="0cm" fo:line-height="150%" fo:text-align="start" fo:text-indent="0cm"/>
    </style:style>
    <style:style style:name="P16" style:family="paragraph">
      <style:paragraph-properties fo:margin-left="0.318cm" fo:margin-right="0cm" fo:text-align="start" fo:text-indent="0cm"/>
    </style:style>
    <style:style style:name="P17" style:family="paragraph">
      <loext:graphic-properties draw:fill="none" draw:fill-color="#ffffff"/>
      <style:paragraph-properties fo:margin-left="0.318cm" fo:margin-right="0cm" fo:line-height="150%" fo:text-align="start" fo:text-indent="0cm"/>
      <style:text-properties fo:font-size="21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 Semibold" fo:font-size="24pt" fo:text-shadow="none" style:font-size-asian="24pt" style:font-size-complex="24pt"/>
    </style:style>
    <style:style style:name="T6" style:family="text">
      <style:text-properties fo:color="#000000" style:font-name="Segoe UI1" fo:font-size="35pt" fo:text-shadow="none" fo:font-weight="bold" style:font-size-asian="35pt" style:font-weight-asian="bold" style:font-size-complex="35pt" style:font-weight-complex="bold"/>
    </style:style>
    <style:style style:name="T7" style:family="text">
      <style:text-properties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3" draw:layer="layout" svg:width="24.638cm" svg:height="3.063cm" svg:x="1.524cm" svg:y="0.825cm">
          <draw:text-box>
            <text:p text:style-name="P1"><text:span text:style-name="T1">Hymn #618 </text:span></text:p>
            <text:p text:style-name="P2"><text:span text:style-name="T2">“</text:span><text:span text:style-name="T2">I Come, O Savior, to Thy Tabl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>
        <draw:frame draw:style-name="gr3" draw:text-style-name="P5" draw:layer="layout" svg:width="24.384cm" svg:height="8.701cm" svg:x="1.778cm" svg:y="1.016cm">
          <draw:text-box>
            <text:p text:style-name="P1"><text:span text:style-name="T3">1.</text:span><text:span text:style-name="T4"> I come, O Savior, to Thy table,</text:span><text:span text:style-name="T4"><text:line-break/></text:span><text:span text:style-name="T4">For weak and weary is my soul;</text:span><text:span text:style-name="T4"><text:line-break/></text:span><text:span text:style-name="T4">Thou, Bread of Life, alone art able</text:span><text:span text:style-name="T4"><text:line-break/></text:span><text:span text:style-name="T4">To satisfy and make me whole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>
        <draw:frame draw:style-name="gr4" draw:text-style-name="P8" draw:layer="layout" svg:width="24.13cm" svg:height="6.443cm" svg:x="1.778cm" svg:y="1.247cm">
          <draw:text-box>
            <text:p text:style-name="P6"><text:span text:style-name="T5">Refrain:</text:span></text:p>
            <text:p text:style-name="P7"><text:span text:style-name="T4">Lord, may Thy body and Thy blood</text:span><text:span text:style-name="T4"><text:line-break/></text:span><text:span text:style-name="T4">Be for my soul the highest goo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>
        <draw:frame draw:style-name="gr5" draw:text-style-name="P10" draw:layer="layout" svg:width="24.892cm" svg:height="7.112cm" svg:x="1.524cm" svg:y="0.762cm">
          <draw:text-box>
            <text:p text:style-name="P1"><text:span text:style-name="T3">2.</text:span><text:span text:style-name="T4"> </text:span><text:span text:style-name="T6">Thy heart is filled with fervent yearning</text:span><text:span text:style-name="T4"><text:line-break/></text:span><text:span text:style-name="T4">That sinners may salvation see</text:span><text:span text:style-name="T4"><text:line-break/></text:span><text:span text:style-name="T4">Who, Lord, to Thee in faith are turning;</text:span><text:span text:style-name="T4"><text:line-break/></text:span><text:span text:style-name="T4">So I, a sinner, come to Th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>
        <draw:frame draw:style-name="gr4" draw:text-style-name="P8" draw:layer="layout" svg:width="24.13cm" svg:height="6.443cm" svg:x="1.778cm" svg:y="1.247cm">
          <draw:text-box>
            <text:p text:style-name="P6"><text:span text:style-name="T5">Refrain:</text:span></text:p>
            <text:p text:style-name="P7"><text:span text:style-name="T4">Lord, may Thy body and Thy blood</text:span><text:span text:style-name="T4"><text:line-break/></text:span><text:span text:style-name="T4">Be for my soul the highest goo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>
        <draw:frame draw:style-name="gr6" draw:text-style-name="P12" draw:layer="layout" svg:width="24.638cm" svg:height="7.157cm" svg:x="1.524cm" svg:y="0.762cm">
          <draw:text-box>
            <text:p text:style-name="P1"><text:span text:style-name="T3">3.</text:span><text:span text:style-name="T4"> Unworthy though I am, O Savior,</text:span></text:p>
            <text:p text:style-name="P1"><text:span text:style-name="T4">Because I have a sinful heart,</text:span><text:span text:style-name="T4"><text:line-break/></text:span><text:span text:style-name="T4">Yet Thou Thy lamb wilt banish never,</text:span><text:span text:style-name="T4"><text:line-break/></text:span><text:span text:style-name="T4">For Thou my faithful shepherd art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>
        <draw:frame draw:style-name="gr4" draw:text-style-name="P8" draw:layer="layout" svg:width="24.13cm" svg:height="6.443cm" svg:x="1.778cm" svg:y="1.247cm">
          <draw:text-box>
            <text:p text:style-name="P6"><text:span text:style-name="T5">Refrain:</text:span></text:p>
            <text:p text:style-name="P7"><text:span text:style-name="T4">Lord, may Thy body and Thy blood</text:span><text:span text:style-name="T4"><text:line-break/></text:span><text:span text:style-name="T4">Be for my soul the highest goo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>
        <draw:frame draw:style-name="gr5" draw:text-style-name="P12" draw:layer="layout" svg:width="24.638cm" svg:height="7.112cm" svg:x="1.778cm" svg:y="0.762cm">
          <draw:text-box>
            <text:p text:style-name="P1"><text:span text:style-name="T3">4.</text:span><text:span text:style-name="T4"> Weary am I and heavy laden;</text:span></text:p>
            <text:p text:style-name="P1"><text:span text:style-name="T4">With sin my soul is sore oppressed;</text:span><text:span text:style-name="T4"><text:line-break/></text:span><text:span text:style-name="T4">Receive me graciously and gladden</text:span><text:span text:style-name="T4"><text:line-break/></text:span><text:span text:style-name="T4">My heart, for I am now Thy gue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ymn_25_20template">
        <draw:frame draw:style-name="gr4" draw:text-style-name="P8" draw:layer="layout" svg:width="24.13cm" svg:height="6.443cm" svg:x="1.778cm" svg:y="1.247cm">
          <draw:text-box>
            <text:p text:style-name="P6"><text:span text:style-name="T5">Refrain:</text:span></text:p>
            <text:p text:style-name="P7"><text:span text:style-name="T4">Lord, may Thy body and Thy blood</text:span><text:span text:style-name="T4"><text:line-break/></text:span><text:span text:style-name="T4">Be for my soul the highest goo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Hymn_25_20template">
        <draw:frame draw:style-name="gr7" draw:text-style-name="P14" draw:layer="layout" svg:width="24.384cm" svg:height="7.097cm" svg:x="1.8cm" svg:y="0.853cm">
          <draw:text-box>
            <text:p text:style-name="P13"><text:span text:style-name="T3">5.</text:span><text:span text:style-name="T4"> What higher gift can we inherit?</text:span><text:span text:style-name="T4"><text:line-break/></text:span><text:span text:style-name="T4">It is faith’s bond and solid base;</text:span><text:span text:style-name="T4"><text:line-break/></text:span><text:span text:style-name="T4">It is the strength of heart and spirit,</text:span><text:span text:style-name="T4"><text:line-break/></text:span><text:span text:style-name="T4">The covenant of hope and gr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Hymn_25_20template">
        <draw:frame draw:style-name="gr4" draw:text-style-name="P8" draw:layer="layout" svg:width="24.13cm" svg:height="6.443cm" svg:x="1.778cm" svg:y="1.247cm">
          <draw:text-box>
            <text:p text:style-name="P6"><text:span text:style-name="T5">Refrain:</text:span></text:p>
            <text:p text:style-name="P7"><text:span text:style-name="T4">Lord, may Thy body and Thy blood</text:span><text:span text:style-name="T4"><text:line-break/></text:span><text:span text:style-name="T4">Be for my soul the highest good!</text:span></text:p>
          </draw:text-box>
        </draw:frame>
        <draw:frame draw:style-name="gr8" draw:text-style-name="P17" draw:layer="layout" svg:width="12.446cm" svg:height="4.481cm" svg:x="2.286cm" svg:y="9.689cm">
          <draw:text-box>
            <text:p text:style-name="P15"><text:span text:style-name="T7">© 1941 Concordia Publishing House.</text:span></text:p>
            <text:p text:style-name="P16"><text:span text:style-name="T7">Used by permission:</text:span></text:p>
            <text:p text:style-name="P16"><text:span text:style-name="T7">LSB Hymn License</text:span></text:p>
            <text:p text:style-name="P16"><text:span text:style-name="T7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Trebuchet MS" svg:font-family="'Trebuchet M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3" draw:display-name="Bitmap 3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itmap_20_3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draw:fill="bitmap" draw:fill-image-name="Bitmap_20_3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6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09-25T10:16:16.043000000</meta:creation-date>
    <dc:date>2018-10-24T11:22:45.137000000</dc:date>
    <meta:editing-duration>PT39M31S</meta:editing-duration>
    <meta:editing-cycles>14</meta:editing-cycles>
    <meta:generator>LibreOffice/6.0.6.2$Windows_X86_64 LibreOffice_project/0c292870b25a325b5ed35f6b45599d2ea4458e77</meta:generator>
    <meta:document-statistic meta:object-count="66"/>
  </office:meta>
</office:document-meta>
</file>